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1.1654166666667cm"/>
    </style:style>
    <style:style style:name="co5" style:family="table-column">
      <style:table-column-properties fo:break-before="auto" style:column-width="16.0866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gb_ctrl_boar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uild qty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Qn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mp nam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upplier</text:p>
          </table:table-cell>
          <table:table-cell table:number-columns-repeated="2" table:style-name="ce1"/>
          <table:table-cell office:value-type="string" table:style-name="ce1">
            <text:p>Order qty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, C2, C3, C4, C5, C6, C11, C13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cl10b104ko8nnnc/kondensatory-mlcc-smd-0603/samsung/">CL10B104KO8NNNC</text:a></text:p>
          </table:table-cell>
          <table:table-cell table:style-name="ce1"/>
          <table:table-cell office:value-type="float" office:value="64" table:formula="of:=[.$C$4]*[.B7]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7, C8, C14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7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</text:p>
          </table:table-cell>
          <table:table-cell office:value-type="string" table:style-name="ce1">
            <text:p>TME</text:p>
          </table:table-cell>
          <table:table-cell office:value-type="string" table:style-name="ce5">
            <text:p>06035A470JAT2A AVX</text:p>
          </table:table-cell>
          <table:table-cell table:style-name="ce1"/>
          <table:table-cell office:value-type="float" office:value="24" table:formula="of:=[.$C$4]*[.B8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9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Capacitor_SMD:C_Elec_4x5.4</text:p>
          </table:table-cell>
          <table:table-cell office:value-type="string" table:style-name="ce1">
            <text:p>Polarized capacitor</text:p>
          </table:table-cell>
          <table:table-cell office:value-type="string" table:style-name="ce1">
            <text:p>TME</text:p>
          </table:table-cell>
          <table:table-cell office:value-type="string" table:style-name="ce5">
            <text:p>SC1C106M04005VR</text:p>
          </table:table-cell>
          <table:table-cell table:style-name="ce1"/>
          <table:table-cell office:value-type="float" office:value="8" table:formula="of:=[.$C$4]*[.B9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0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Capacitor_SMD:C_Elec_5x5.4</text:p>
          </table:table-cell>
          <table:table-cell office:value-type="string" table:style-name="ce1">
            <text:p>Polarized capacitor</text:p>
          </table:table-cell>
          <table:table-cell office:value-type="string" table:style-name="ce1">
            <text:p>TME</text:p>
          </table:table-cell>
          <table:table-cell office:value-type="string" table:style-name="ce5">
            <text:p>RC0J476M05005VR</text:p>
          </table:table-cell>
          <table:table-cell table:style-name="ce1"/>
          <table:table-cell office:value-type="float" office:value="8" table:formula="of:=[.$C$4]*[.B10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2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cl10b103kb8nnnc/kondensatory-mlcc-smd-0603/samsung/">CL10B103KB8NNNC</text:a></text:p>
          </table:table-cell>
          <table:table-cell table:style-name="ce1"/>
          <table:table-cell office:value-type="float" office:value="8" table:formula="of:=[.$C$4]*[.B11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5, C16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cl10c100jb8nnnc/kondensatory-mlcc-smd-0603/samsung/">CL10C100JB8NNNC</text:a></text:p>
          </table:table-cell>
          <table:table-cell table:style-name="ce1"/>
          <table:table-cell office:value-type="float" office:value="16" table:formula="of:=[.$C$4]*[.B12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B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rrite_Bead_Small</text:p>
          </table:table-cell>
          <table:table-cell office:value-type="string" table:style-name="ce1">
            <text:p>Ferrite_Bead_Small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Ferrite bead, small symbol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blm18ag102sh1d/ferryty-koraliki/murata/">BLM18AG102SH1D</text:a></text:p>
          </table:table-cell>
          <table:table-cell table:style-name="ce1"/>
          <table:table-cell office:value-type="float" office:value="8" table:formula="of:=[.$C$4]*[.B13]" table:style-name="ce1">
            <text:p>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J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20_Male</text:p>
          </table:table-cell>
          <table:table-cell office:value-type="string" table:style-name="ce1">
            <text:p>Conn_01x20_Male</text:p>
          </table:table-cell>
          <table:table-cell office:value-type="string" table:style-name="ce1">
            <text:p>Connector_JST:JST_PHD_S20B-PHDSS_2x10_P2.00mm_Horizontal</text:p>
          </table:table-cell>
          <table:table-cell office:value-type="string" table:style-name="ce1">
            <text:p>Generic connector, single row, 01x20, script generated (kicad-library-utils/schlib/autogen/connector/)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ds1014-20mf1b/zlacza-idc/connfly/">DS1014-20MF1B</text:a></text:p>
          </table:table-cell>
          <table:table-cell office:value-type="string" table:style-name="ce7">
            <text:p><text:a xlink:href="https://www.tme.eu/pl/details/20021111-00010t4lf/listwy-i-gniazda-kolkowe/amphenol/">20021111-00010T4LF</text:a></text:p>
          </table:table-cell>
          <table:table-cell office:value-type="float" office:value="8" table:formula="of:=[.$C$4]*[.B14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2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_B_Mini</text:p>
          </table:table-cell>
          <table:table-cell office:value-type="string" table:style-name="ce1">
            <text:p>USB_B_Mini</text:p>
          </table:table-cell>
          <table:table-cell office:value-type="string" table:style-name="ce1">
            <text:p>Connector_USB:USB_Micro-B_Molex_47346-0001</text:p>
          </table:table-cell>
          <table:table-cell office:value-type="string" table:style-name="ce1">
            <text:p>USB Mini Type B connector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mx-47346-0001/zlacza-usb-i-ieee1394/molex/47346-0001/">MX-47346-0001</text:a></text:p>
          </table:table-cell>
          <table:table-cell table:style-name="ce1"/>
          <table:table-cell office:value-type="float" office:value="8" table:formula="of:=[.$C$4]*[.B15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3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ARM_JTAG_SWD_10</text:p>
          </table:table-cell>
          <table:table-cell office:value-type="string" table:style-name="ce1">
            <text:p>Conn_ARM_JTAG_SWD_10</text:p>
          </table:table-cell>
          <table:table-cell office:value-type="string" table:style-name="ce1">
            <text:p>Connector_PinHeader_1.27mm:PinHeader_2x05_P1.27mm_Vertical</text:p>
          </table:table-cell>
          <table:table-cell office:value-type="string" table:style-name="ce1">
            <text:p>Cortex Debug Connector, standard ARM Cortex-M SWD and JTAG interface</text:p>
          </table:table-cell>
          <table:table-cell table:style-name="ce1"/>
          <table:table-cell office:value-type="string" table:style-name="ce8">
            <text:p><text:a xlink:href="https://www.tme.eu/pl/details/20021221-00010c4lf/listwy-i-gniazda-kolkowe/amphenol/">20021221-00010C4LF</text:a></text:p>
          </table:table-cell>
          <table:table-cell table:style-name="ce1"/>
          <table:table-cell office:value-type="float" office:value="8" table:formula="of:=[.$C$4]*[.B16]" table:style-name="ce1">
            <text:p>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1, R9, R10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crcw060310k0fktabc/rezystory-smd-0603/vishay/">CRCW060310K0FKTABC</text:a></text:p>
          </table:table-cell>
          <table:table-cell table:style-name="ce1"/>
          <table:table-cell office:value-type="float" office:value="24" table:formula="of:=[.$C$4]*[.B17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2, R5, R6, R7,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smd0603-27r/rezystory-smd-0603/royal-ohm/0603saj0270t5e/">SMD0603-27R</text:a></text:p>
          </table:table-cell>
          <table:table-cell table:style-name="ce1"/>
          <table:table-cell office:value-type="float" office:value="32" table:formula="of:=[.$C$4]*[.B18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e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crcw06031m00fkea/rezystory-smd-0603/vishay/">CRCW06031M00FKEA</text:a></text:p>
          </table:table-cell>
          <table:table-cell table:style-name="ce1"/>
          <table:table-cell office:value-type="float" office:value="8" table:formula="of:=[.$C$4]*[.B19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LV1117-33</text:p>
          </table:table-cell>
          <table:table-cell office:value-type="string" table:style-name="ce1">
            <text:p>TLV1117-33</text:p>
          </table:table-cell>
          <table:table-cell office:value-type="string" table:style-name="ce1">
            <text:p>Package_TO_SOT_SMD:SOT-223-3_TabPin2</text:p>
          </table:table-cell>
          <table:table-cell office:value-type="string" table:style-name="ce1">
            <text:p>800mA Low-Dropout Linear Regulator, 3.3V fixed output, TO-220/TO-252/TO-263/SOT-223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<text:a xlink:href="https://www.tme.eu/pl/details/tlv1117-33cdcyg3/stabilizatory-napiecia-nieregulowane-ldo/texas-instruments/">TLV1117-33CDCYG3</text:a></text:p>
          </table:table-cell>
          <table:table-cell table:style-name="ce1"/>
          <table:table-cell office:value-type="float" office:value="8" table:formula="of:=[.$C$4]*[.B20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2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M32F030K6Tx</text:p>
          </table:table-cell>
          <table:table-cell office:value-type="string" table:style-name="ce1">
            <text:p>STM32F030K6Tx</text:p>
          </table:table-cell>
          <table:table-cell office:value-type="string" table:style-name="ce1">
            <text:p>Package_QFP:LQFP-32_7x7mm_P0.8mm</text:p>
          </table:table-cell>
          <table:table-cell office:value-type="string" table:style-name="ce1">
            <text:p>ARM Cortex-M0 MCU, 32KB flash, 4KB RAM, 48MHz, 2.4-3.6V, 25 GPIO, LQFP-32</text:p>
          </table:table-cell>
          <table:table-cell office:value-type="string" table:style-name="ce1">
            <text:p>RS</text:p>
          </table:table-cell>
          <table:table-cell office:value-type="string" table:style-name="ce6">
            <text:p><text:a xlink:href="https://pl.rs-online.com/web/p/mikrokontrolery/8294644/">STM32F030K6T6</text:a></text:p>
          </table:table-cell>
          <table:table-cell table:style-name="ce1"/>
          <table:table-cell office:value-type="float" office:value="8" table:formula="of:=[.$C$4]*[.B21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3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230XS</text:p>
          </table:table-cell>
          <table:table-cell office:value-type="string" table:style-name="ce1">
            <text:p>FT230XS</text:p>
          </table:table-cell>
          <table:table-cell office:value-type="string" table:style-name="ce1">
            <text:p>Package_SO:SSOP-16_3.9x4.9mm_P0.635mm</text:p>
          </table:table-cell>
          <table:table-cell office:value-type="string" table:style-name="ce1">
            <text:p>Full Speed USB to Basic UART, SSOP-16</text:p>
          </table:table-cell>
          <table:table-cell office:value-type="string" table:style-name="ce1">
            <text:p>TME</text:p>
          </table:table-cell>
          <table:table-cell office:value-type="string" table:style-name="ce6">
            <text:p>FT230XS-R</text:p>
          </table:table-cell>
          <table:table-cell table:style-name="ce1"/>
          <table:table-cell office:value-type="float" office:value="8" table:formula="of:=[.$C$4]*[.B22]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MHz</text:p>
          </table:table-cell>
          <table:table-cell office:value-type="string" table:style-name="ce1">
            <text:p>Crystal_GND24</text:p>
          </table:table-cell>
          <table:table-cell office:value-type="string" table:style-name="ce1">
            <text:p>Oscillator:Oscillator_SMD_TXC_7C-4Pin_5.0x3.2mm_HandSoldering</text:p>
          </table:table-cell>
          <table:table-cell office:value-type="string" table:style-name="ce1">
            <text:p>Four pin crystal, GND on pins 2 and 4</text:p>
          </table:table-cell>
          <table:table-cell office:value-type="string" table:style-name="ce1">
            <text:p>TME</text:p>
          </table:table-cell>
          <table:table-cell office:value-type="string" table:style-name="ce5">
            <text:p>ABM3B-8.000MHZ-10</text:p>
          </table:table-cell>
          <table:table-cell table:style-name="ce1"/>
          <table:table-cell office:value-type="float" office:value="8" table:formula="of:=[.$C$4]*[.B23]" table:style-name="ce1">
            <text:p>8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9">
            <text:p>Wtyk; IDC; żeńskie; PIN: 20; z dociskiem przewodu; IDC; na taśmę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t826120a201ceu/zlacza-idc/amphenol/">T826120A201CEU</text:a></text:p>
          </table:table-cell>
          <table:table-cell office:value-type="string" table:style-name="ce9">
            <text:p><text:a xlink:href="https://www.tme.eu/pl/details/t826120a101ceu/zlacza-idc/amphenol/">T826120A101CEU</text:a></text:p>
          </table:table-cell>
          <table:table-cell office:value-type="float" office:value="8" table:formula="of:=[.$C$4]*[.B24]" table:style-name="ce1">
            <text:p>8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tme.eu/pl/details/cl10b104ko8nnnc/kondensatory-mlcc-smd-0603/samsung/">CL10B104KO8NNNC</text:a></text:p>
          </table:table-cell>
          <table:table-cell office:value-type="float" office:value="64" table:style-name="ce1">
            <text:p>64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string" table:style-name="ce5">
            <text:p>06035A470JAT2A AVX</text:p>
          </table:table-cell>
          <table:table-cell office:value-type="float" office:value="24" table:style-name="ce1">
            <text:p>24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string" table:style-name="ce5">
            <text:p>SC1C106M04005VR</text:p>
          </table:table-cell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string" table:style-name="ce5">
            <text:p>RC0J476M05005VR</text:p>
          </table:table-cell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6">
            <text:p><text:a xlink:href="https://www.tme.eu/pl/details/cl10b103kb8nnnc/kondensatory-mlcc-smd-0603/samsung/">CL10B103KB8NNNC</text:a></text:p>
          </table:table-cell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string" table:style-name="ce6">
            <text:p><text:a xlink:href="https://www.tme.eu/pl/details/cl10c100jb8nnnc/kondensatory-mlcc-smd-0603/samsung/">CL10C100JB8NNNC</text:a></text:p>
          </table:table-cell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float" office:value="7" table:style-name="ce1">
            <text:p>7</text:p>
          </table:table-cell>
          <table:table-cell office:value-type="string" table:style-name="ce6">
            <text:p><text:a xlink:href="https://www.tme.eu/pl/details/blm18ag102sh1d/ferryty-koraliki/murata/">BLM18AG102SH1D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" table:style-name="ce1">
            <text:p>8</text:p>
          </table:table-cell>
          <table:table-cell office:value-type="string" table:style-name="ce4">
            <text:p><text:a xlink:href="https://www.tme.eu/pl/details/ds1014-20mf1b/zlacza-idc/connfly/">DS1014-20MF1B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9" table:style-name="ce1">
            <text:p>9</text:p>
          </table:table-cell>
          <table:table-cell office:value-type="string" table:style-name="ce6">
            <text:p><text:a xlink:href="https://www.tme.eu/pl/details/mx-47346-0001/zlacza-usb-i-ieee1394/molex/47346-0001/">MX-47346-0001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0" table:style-name="ce1">
            <text:p>10</text:p>
          </table:table-cell>
          <table:table-cell office:value-type="string" table:style-name="ce8">
            <text:p><text:a xlink:href="https://www.tme.eu/pl/details/20021221-00010c4lf/listwy-i-gniazda-kolkowe/amphenol/">20021221-00010C4LF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1" table:style-name="ce1">
            <text:p>11</text:p>
          </table:table-cell>
          <table:table-cell office:value-type="string" table:style-name="ce4">
            <text:p><text:a xlink:href="https://www.tme.eu/pl/details/crcw060310k0fktabc/rezystory-smd-0603/vishay/">CRCW060310K0FKTABC</text:a>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" table:style-name="ce1">
            <text:p>12</text:p>
          </table:table-cell>
          <table:table-cell office:value-type="string" table:style-name="ce6">
            <text:p><text:a xlink:href="https://www.tme.eu/pl/details/smd0603-27r/rezystory-smd-0603/royal-ohm/0603saj0270t5e/">SMD0603-27R</text:a></text:p>
          </table:table-cell>
          <table:table-cell office:value-type="float" office:value="32" table:style-name="ce1">
            <text:p>32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" table:style-name="ce1">
            <text:p>13</text:p>
          </table:table-cell>
          <table:table-cell office:value-type="string" table:style-name="ce6">
            <text:p><text:a xlink:href="https://www.tme.eu/pl/details/crcw06031m00fkea/rezystory-smd-0603/vishay/">CRCW06031M00FKEA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4" table:style-name="ce1">
            <text:p>14</text:p>
          </table:table-cell>
          <table:table-cell office:value-type="string" table:style-name="ce6">
            <text:p><text:a xlink:href="https://www.tme.eu/pl/details/tlv1117-33cdcyg3/stabilizatory-napiecia-nieregulowane-ldo/texas-instruments/">TLV1117-33CDCYG3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5" table:style-name="ce1">
            <text:p>15</text:p>
          </table:table-cell>
          <table:table-cell office:value-type="string" table:style-name="ce6">
            <text:p><text:a xlink:href="https://pl.rs-online.com/web/p/mikrokontrolery/8294644/">STM32F030K6T6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" table:style-name="ce1">
            <text:p>16</text:p>
          </table:table-cell>
          <table:table-cell office:value-type="string" table:style-name="ce6">
            <text:p>FT230XS-R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7" table:style-name="ce1">
            <text:p>17</text:p>
          </table:table-cell>
          <table:table-cell office:value-type="string" table:style-name="ce5">
            <text:p>ABM3B-8.000MHZ-10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" table:style-name="ce1">
            <text:p>18</text:p>
          </table:table-cell>
          <table:table-cell office:value-type="string" table:style-name="ce4">
            <text:p><text:a xlink:href="https://www.tme.eu/pl/details/t826120a201ceu/zlacza-idc/amphenol/">T826120A201CEU</text:a>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awula, Pawel</dc:creator>
    <dc:date>2020-11-19T08:17:28Z</dc:date>
    <meta:editing-cycles>4</meta:editing-cycles>
    <meta:editing-duration>PT1432S</meta:editing-duration>
  </office:meta>
</office:document-meta>
</file>